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5ab" officeooo:paragraph-rsid="001f05ab"/>
    </style:style>
    <style:style style:name="P2" style:family="paragraph" style:parent-style-name="Standard">
      <style:text-properties officeooo:rsid="001f05ab" officeooo:paragraph-rsid="00203cae"/>
    </style:style>
    <style:style style:name="T1" style:family="text">
      <style:text-properties officeooo:rsid="00203c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4</text:p>
      <text:p text:style-name="P1"/>
      <text:p text:style-name="P2">Debugging teste são diferentes, O Debugging é um processo de encontrar onde está o defeito, após revelada a presença da falha, esta deve ser <text:span text:style-name="T1">encontrada e</text:span> corrigida. <text:span text:style-name="T1">É o processo de encontrar e reduzir defeitos.</text:span> </text:p>
      <text:p text:style-name="P2"/>
      <text:p text:style-name="P2">Já o Teste é a atividade que revela o que o software tem de defetos, é um processo de execução de um programa com o objetivo de revelar a presença de falh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20:48:18.618814643</meta:creation-date>
    <dc:date>2017-11-24T21:01:26.019122496</dc:date>
    <meta:editing-duration>PT2M37S</meta:editing-duration>
    <meta:editing-cycles>1</meta:editing-cycles>
    <meta:document-statistic meta:table-count="0" meta:image-count="0" meta:object-count="0" meta:page-count="1" meta:paragraph-count="3" meta:word-count="69" meta:character-count="377" meta:non-whitespace-character-count="310"/>
    <meta:generator>LibreOffice/5.1.6.2$Linux_X86_64 LibreOffice_project/10m0$Build-2</meta:generator>
  </office:meta>
</office:document-meta>
</file>